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0pt" fo:font-weight="bold" officeooo:rsid="000ef480" officeooo:paragraph-rsid="0014d7a9" style:font-size-asian="10pt" style:font-weight-asian="bold"/>
    </style:style>
    <style:style style:name="P2" style:family="paragraph" style:parent-style-name="Standard">
      <style:text-properties fo:color="#000000" fo:font-size="10pt" fo:font-weight="bold" officeooo:rsid="0014d7a9" officeooo:paragraph-rsid="0014d7a9" style:font-size-asian="10pt" style:font-weight-asian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48pt" fo:font-weight="bold" officeooo:paragraph-rsid="0014d7a9" style:font-size-asian="48pt" style:font-weight-asian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40pt" fo:font-weight="bold" officeooo:paragraph-rsid="0014d7a9" style:font-size-asian="40pt" style:font-weight-asian="bold" style:font-size-complex="40pt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28pt" fo:font-weight="bold" officeooo:paragraph-rsid="0014d7a9" style:font-size-asian="28pt" style:font-weight-asian="bold" style:font-size-complex="28pt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fo:font-size="24pt" fo:font-weight="bold" officeooo:paragraph-rsid="0014d7a9" style:font-size-asian="24pt" style:font-weight-asian="bold" style:font-size-complex="24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24pt" fo:font-weight="bold" officeooo:rsid="0024bd30" officeooo:paragraph-rsid="0014d7a9" style:font-size-asian="24pt" style:font-weight-asian="bold" style:font-size-complex="2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48pt" fo:font-weight="bold" officeooo:rsid="0040a38a" officeooo:paragraph-rsid="0014d7a9" style:font-size-asian="48pt" style:font-weight-asian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48pt" fo:font-weight="bold" officeooo:paragraph-rsid="0014d7a9" style:font-size-asian="48pt" style:font-weight-asian="bold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4pt" fo:font-weight="bold" officeooo:rsid="0012a44d" officeooo:paragraph-rsid="0014d7a9" style:font-size-asian="14pt" style:font-weight-asian="bold" style:font-size-complex="14pt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4pt" fo:font-weight="bold" officeooo:paragraph-rsid="0014d7a9" style:font-size-asian="14pt" style:font-weight-asian="bold" style:font-size-complex="14pt"/>
    </style:style>
    <style:style style:name="P12" style:family="paragraph" style:parent-style-name="Standard">
      <style:paragraph-properties fo:break-before="page"/>
      <style:text-properties fo:color="#000000" fo:font-size="10pt" fo:font-weight="bold" officeooo:rsid="000ef480" officeooo:paragraph-rsid="0014d7a9" style:font-size-asian="10pt" style:font-weight-asian="bold"/>
    </style:style>
    <style:style style:name="P13" style:family="paragraph" style:parent-style-name="Heading_20_1">
      <style:paragraph-properties fo:break-before="page"/>
    </style:style>
    <style:style style:name="T1" style:family="text">
      <style:text-properties officeooo:rsid="0024bd30"/>
    </style:style>
    <style:style style:name="T2" style:family="text">
      <style:text-properties officeooo:rsid="0014d7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3"/>
      <text:p text:style-name="P4"><text:s/><text:span text:style-name="T1">NEUROCOMPUTACIÓN</text:span></text:p>
      <text:p text:style-name="P4">2013-2014 </text:p>
      <text:p text:style-name="P5"/>
      <text:p text:style-name="P5"/>
      <text:p text:style-name="P5"/>
      <text:p text:style-name="P6">Práctica <text:span text:style-name="T2">2</text:span>: </text:p>
      <text:p text:style-name="P7">Introducción a las Redes Neuronales Artificiales</text:p>
      <text:p text:style-name="P9"/>
      <text:p text:style-name="P9"/>
      <text:p text:style-name="P10"/>
      <text:p text:style-name="P10"/>
      <text:p text:style-name="P10"/>
      <text:p text:style-name="P10"/>
      <text:p text:style-name="P11"/>
      <text:p text:style-name="P11">Ari Handler Gamboa</text:p>
      <text:p text:style-name="P11">Adrián Lorenzo Mateo</text:p>
      <text:p text:style-name="P1"/>
      <text:p text:style-name="P12"/>
      <text:h text:style-name="P13" text:outline-level="1">1. Chequeo del funcionamiento de la red con los ficheros de la práctica</text:h>
      <text:p text:style-name="Text_20_body"/>
      <text:h text:style-name="Heading_20_1" text:outline-level="1">2. Predicción en problemas con más de dos clases</text:h>
      <text:p text:style-name="Text_20_body"/>
      <text:h text:style-name="Heading_20_1" text:outline-level="1">3. <text:span text:style-name="T2">P</text:span>redicción en un problema complejo</text:h>
      <text:p text:style-name="Text_20_body"/>
      <text:h text:style-name="Heading_20_1" text:outline-level="1">4. <text:span text:style-name="T2">N</text:span>ormalización de los datos</text:h>
      <text:p text:style-name="Text_20_body"/>
      <text:h text:style-name="Heading_20_1" text:outline-level="1">5. <text:span text:style-name="T2">P</text:span>redicción de datos no etiquetados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19:15:48.347973933</meta:creation-date>
    <meta:generator>LibreOffice/4.2.0.4$Linux_x86 LibreOffice_project/05dceb5d363845f2cf968344d7adab8dcfb2ba71</meta:generator>
    <dc:date>2014-03-10T01:28:50.459078854</dc:date>
    <meta:editing-duration>P0D</meta:editing-duration>
    <meta:editing-cycles>1</meta:editing-cycles>
    <meta:document-statistic meta:table-count="0" meta:image-count="0" meta:object-count="0" meta:page-count="3" meta:paragraph-count="11" meta:word-count="55" meta:character-count="347" meta:non-whitespace-character-count="300"/>
  </office:meta>
</office:document-meta>
</file>